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6c55"/>
    </style:style>
    <style:style style:name="P2" style:family="paragraph" style:parent-style-name="Standard">
      <style:text-properties officeooo:paragraph-rsid="00216ca7"/>
    </style:style>
    <style:style style:name="P3" style:family="paragraph" style:parent-style-name="Standard">
      <style:text-properties officeooo:paragraph-rsid="00223d34"/>
    </style:style>
    <style:style style:name="P4" style:family="paragraph" style:parent-style-name="Text_20_body">
      <style:text-properties officeooo:paragraph-rsid="0023b948"/>
    </style:style>
    <style:style style:name="P5" style:family="paragraph" style:parent-style-name="Text_20_body">
      <style:text-properties officeooo:paragraph-rsid="0023d28e"/>
    </style:style>
    <style:style style:name="T1" style:family="text">
      <style:text-properties officeooo:rsid="00190c1d"/>
    </style:style>
    <style:style style:name="T2" style:family="text">
      <style:text-properties officeooo:rsid="0019d8d3"/>
    </style:style>
    <style:style style:name="T3" style:family="text">
      <style:text-properties officeooo:rsid="001baf50"/>
    </style:style>
    <style:style style:name="T4" style:family="text">
      <style:text-properties officeooo:rsid="001d6c55"/>
    </style:style>
    <style:style style:name="T5" style:family="text">
      <style:text-properties officeooo:rsid="00211210"/>
    </style:style>
    <style:style style:name="T6" style:family="text">
      <style:text-properties officeooo:rsid="00216ca7"/>
    </style:style>
    <style:style style:name="T7" style:family="text">
      <style:text-properties officeooo:rsid="00223d34"/>
    </style:style>
    <style:style style:name="T8" style:family="text">
      <style:text-properties officeooo:rsid="0023d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** Resumen del Guion Principal**</text:p>
      <text:p text:style-name="Standard"/>
      <text:p text:style-name="Standard"/>
      <text:p text:style-name="Standard"/>
      <text:p text:style-name="Standard">#### **2. Descripción** <text:s/></text:p>
      <text:p text:style-name="Standard">El guion principal describe la travesía de Elara, la protagonista, en su búsqueda de un libro mágico<text:span text:style-name="T5">,</text:span> el códice perdido, el cual contiene todo el conocimiento y<text:span text:style-name="T5"> todas</text:span> las respuestas<text:span text:style-name="T5">, entre ellas las respuestas</text:span> a las preguntas más profundas de la existencia. </text:p>
      <text:p text:style-name="Standard"/>
      <text:p text:style-name="Standard">En su viaje, Elara atravesara un universo fantastico plagado de peligros, y seran su inteligencia, su destreza fisica y su capacidad de supervivencia los elementos que le permitiran cumplir con su mission y llegar a destino.</text:p>
      <text:p text:style-name="Standard"/>
      <text:p text:style-name="Standard">El relato transcurre en **<text:span text:style-name="T1">Lluviara</text:span>**, un reino aislado y fértil, donde la sociedad medieval está profundamente influida por la veneración al *Espíritu de la Lluvia*, una deidad protectora y creadora <text:span text:style-name="T1"><text:s/>de toda la vida, </text:span>según sus creencias. <text:s/></text:p>
      <text:p text:style-name="Standard"/>
      <text:p text:style-name="Standard">El tono combina el estilo clásico de cuentos de hadas con elementos de realismo y toques fantásticos puntuales, creando un equilibrio entre lo mágico y lo creíble. <text:s/></text:p>
      <text:p text:style-name="Standard"/>
      <text:p text:style-name="Standard"/>
      <text:p text:style-name="Standard"/>
      <text:p text:style-name="Standard">#### **4. Elementos Esenciales del Guion Principal** <text:s/></text:p>
      <text:p text:style-name="Standard"/>
      <text:p text:style-name="Standard">**Trama:** <text:s/></text:p>
      <text:p text:style-name="Standard">1. **El códice perdido:** <text:s/></text:p>
      <text:p text:style-name="Standard"><text:s text:c="3"/>- Un libro mágico que contiene todas las respuestas y todo el conocimiento. <text:s/></text:p>
      <text:p text:style-name="Standard"><text:s text:c="3"/>- Se perdió hace mucho tiempo, y su existencia es incierta (realidad o leyenda). <text:s/></text:p>
      <text:p text:style-name="Standard"/>
      <text:p text:style-name="Standard">2. **La protagonista, Elara:** <text:s/></text:p>
      <text:p text:style-name="Standard"><text:s text:c="3"/>- Joven atlética, inteligente, independiente e intrépida. <text:s/></text:p>
      <text:p text:style-name="Standard"><text:s text:c="3"/>- Motivada por encontrar respuestas a preguntas existenciales sobre su propósito en la vida. <text:s/></text:p>
      <text:p text:style-name="Standard"><text:s text:c="3"/>- Emprende un viaje lleno de <text:span text:style-name="T2">aventuras, </text:span>aprendizaje, experiencias y peligros. <text:s/></text:p>
      <text:p text:style-name="Standard"/>
      <text:p text:style-name="Standard">3. **El viaje:** <text:s/></text:p>
      <text:p text:style-name="P2"><text:s text:c="3"/>- Elara recorre <text:span text:style-name="T6">el reino de </text:span><text:span text:style-name="T3">Lluviara</text:span><text:span text:style-name="T6">, un pais en donde abunda la magia, explorando lugares místicos y fantásticos que combinan realismo y magia, y c</text:span>onoc<text:span text:style-name="T6">i</text:span>e<text:span text:style-name="T6">ndo</text:span> personajes que le ayudan, desafían o enseñan.</text:p>
      <text:p text:style-name="Standard"/>
      <text:p text:style-name="Standard">**Localización:** <text:s/></text:p>
      <text:p text:style-name="P3">- <text:span text:style-name="T3">Lluviara</text:span>, un antiguo reino en una isla desconocida y aislada del mundo. <text:s/><text:span text:style-name="T6">Cuya sociedad está organizada en pequeñas aldeas que valoran la amistad, el conocimiento, el trabajo y el respeto mutuo</text:span><text:span text:style-name="T7">, \n y cuya </text:span><text:span text:style-name="T6">poblacion incluye magos, brujos, hechiceros, sacerdotes, cientificos, campesinos, pastores, artistas, comerciantes</text:span><text:span text:style-name="T7">, entre otros. \n Que profesa culto a una religion en donde la divinidad es <text:s/></text:span>El Espíritu de la Lluvia, protector y guía de <text:span text:style-name="T3">Lluviara</text:span> y sus habitantes<text:span text:style-name="T3">, creador de toda la vida sobre la tierra</text:span>. <text:s/></text:p>
      <text:p text:style-name="Standard"/>
      <text:p text:style-name="Standard">**Tiempo:** <text:s/></text:p>
      <text:p text:style-name="Standard">- Época medieval. <text:s/></text:p>
      <text:p text:style-name="Standard"><text:soft-page-break/></text:p>
      <text:p text:style-name="Standard">**Estilo narrativo:** <text:s/></text:p>
      <text:p text:style-name="Standard">- Aventuras fantásticas con un enfoque realista. <text:s/></text:p>
      <text:p text:style-name="Standard">- Escenarios y personajes creíbles, con elementos mágicos y paranormales puntuales. <text:s/></text:p>
      <text:p text:style-name="Standard"><text:s text:c="2"/>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### **Requisito Narrativo: Tono y Estilo Narrativo**</text:p>
      <text:p text:style-name="Text_20_body"/>
      <text:p text:style-name="Text_20_body">#### **1. Tono Narrativo**</text:p>
      <text:p text:style-name="Text_20_body">El tono del libro es **místico, reflexivo y aventurero**, con una mezcla de emociones que van desde la intriga y la curiosidad hasta la serenidad y el asombro. Se busca mantener un equilibrio entre lo épico y lo íntimo, destacando los momentos de peligro, descubrimiento y aprendizaje de la protagonista. </text:p>
      <text:p text:style-name="Text_20_body"/>
      <text:p text:style-name="Text_20_body">El tono se adapta a diferentes secciones: <text:s/></text:p>
      <text:p text:style-name="Text_20_body">- En las escenas de acción y peligro, el tono es **intenso y dinámico**, transmitiendo urgencia y emoción. <text:s/></text:p>
      <text:p text:style-name="Text_20_body">- En las conversaciones con el anfitrión o en los momentos de reflexión, el tono es **profundo y contemplativo**, invitando a los lectores a pensar en preguntas existenciales. <text:s/></text:p>
      <text:p text:style-name="Text_20_body">- En las secciones científicas del laboratorio, el tono es **didáctico pero accesible**, haciendo que los conceptos sean comprensibles sin perder la conexión emocional con el tema.</text:p>
      <text:p text:style-name="Text_20_body"/>
      <text:p text:style-name="Text_20_body">---</text:p>
      <text:p text:style-name="Text_20_body"/>
      <text:p text:style-name="Text_20_body">#### **2. Estilo Narrativo**</text:p>
      <text:p text:style-name="Text_20_body">El estilo narrativo combina elementos de los cuentos tradicionales con una narrativa moderna y rica en detalles. Algunos aspectos clave incluyen: <text:s/></text:p>
      <text:p text:style-name="Text_20_body"/>
      <text:p text:style-name="Text_20_body">1. **Descriptivo y Visual:** <text:s/></text:p>
      <text:p text:style-name="Text_20_body"><text:s text:c="3"/>- Uso de descripciones detalladas para crear escenarios fantásticos y atmósferas inmersivas. <text:s/></text:p>
      <text:p text:style-name="Text_20_body"><text:s text:c="3"/>- Metáforas y simbolismos que añaden una capa de significado a los paisajes y eventos. <text:s/></text:p>
      <text:p text:style-name="Text_20_body"/>
      <text:p text:style-name="Text_20_body"><text:soft-page-break/>2. **Fluido y Natural:** <text:s/></text:p>
      <text:p text:style-name="Text_20_body"><text:s text:c="3"/>- Prosa clara y armoniosa que fluye de manera natural, evitando complejidades innecesarias pero conservando riqueza en el lenguaje. <text:s/></text:p>
      <text:p text:style-name="Text_20_body"><text:s text:c="3"/>- Diálogos auténticos que reflejan las personalidades de los personajes y sus perspectivas sobre los temas tratados. <text:s/></text:p>
      <text:p text:style-name="Text_20_body"/>
      <text:p text:style-name="Text_20_body">3. **Místico y Poético:** <text:s/></text:p>
      <text:p text:style-name="Text_20_body"><text:s text:c="3"/>- Incorporación de frases místicas que evocan la antigüedad, como si provinieran de textos sagrados o proverbios. <text:s/></text:p>
      <text:p text:style-name="Text_20_body"><text:s text:c="3"/>- Ritmo cadencioso en las secciones introspectivas, casi lírico en ocasiones. <text:s/></text:p>
      <text:p text:style-name="Text_20_body"/>
      <text:p text:style-name="Text_20_body">4. **Intercalación de Ciencia y Fantasía:** <text:s/></text:p>
      <text:p text:style-name="Text_20_body"><text:s text:c="3"/>- El estilo mezcla la lógica científica con elementos de fantasía, creando una narrativa híbrida donde la magia y la ciencia coexisten y se complementan. <text:s/></text:p>
      <text:p text:style-name="Text_20_body"><text:s text:c="3"/>- Se utilizan alegorías para explicar conceptos científicos de manera que encajen naturalmente en el contexto de la historia. <text:s/></text:p>
      <text:p text:style-name="Text_20_body"/>
      <text:p text:style-name="Text_20_body">---</text:p>
      <text:p text:style-name="Text_20_body"/>
      <text:p text:style-name="P4">#### **3. Público Objetivo**</text:p>
      <text:p text:style-name="P5">público adulto<text:span text:style-name="T8"> de diferentes edades y niveles de conocimiento,</text:span> <text:span text:style-name="T8">\n </text:span>interesado en cuentos de fantasía con profundidad filosófica y científica. <text:span text:style-name="T8">\n </text:span>La narrativa busca entretener, enseñar e inspirar<text:span text:style-name="T8">.</text:span></text:p>
      <text:p text:style-name="Text_20_body"/>
      <text:p text:style-name="Text_20_body"/>
      <text:p text:style-name="Text_20_body">### **Requisito Estructural: Estructura General del Libro** <text:s/></text:p>
      <text:p text:style-name="Text_20_body"/>
      <text:p text:style-name="Text_20_body">#### **2. Descripción** <text:s/></text:p>
      <text:p text:style-name="Text_20_body">El libro se divide en dos partes complementarias, integradas dentro de cada capítulo: <text:s/></text:p>
      <text:p text:style-name="Text_20_body"/>
      <text:p text:style-name="Text_20_body">1. **Historia de Fantasía:** <text:s/></text:p>
      <text:p text:style-name="Text_20_body"><text:s text:c="3"/>- Narra el viaje de Elara en búsqueda del códice perdido, abordando preguntas existenciales desde un enfoque místico y subjetivo. <text:s/></text:p>
      <text:p text:style-name="Text_20_body"><text:soft-page-break/><text:s text:c="3"/>- Funciona como un "envoltorio" atractivo que mantiene al lector interesado. <text:s/></text:p>
      <text:p text:style-name="Text_20_body"/>
      <text:p text:style-name="Text_20_body">2. **Ensayo Científico:** <text:s/></text:p>
      <text:p text:style-name="Text_20_body"><text:s text:c="3"/>- Introduce ideas sobre las características de la vida y un experimento central: una simulación lógica de la vida como sistema inteligente. <text:s/></text:p>
      <text:p text:style-name="Text_20_body"><text:s text:c="3"/>- Proporciona respuestas objetivas y contrastes con las conclusiones subjetivas de la historia. <text:s/></text:p>
      <text:p text:style-name="Text_20_body"/>
      <text:p text:style-name="Text_20_body">#### **3. Estructura del Libro** <text:s/></text:p>
      <text:p text:style-name="Text_20_body">El libro consta de 6 actos, divididos en 25 capítulos: <text:s/></text:p>
      <text:p text:style-name="Text_20_body"/>
      <text:p text:style-name="Text_20_body">- **Acto 1: La Búsqueda de la Verdad (Introducción)** <text:s/></text:p>
      <text:p text:style-name="Text_20_body"><text:s text:c="2"/>- Presenta personajes, localización y preguntas existenciales. <text:s/></text:p>
      <text:p text:style-name="Text_20_body"><text:s text:c="2"/>- **Capítulos:** <text:s/></text:p>
      <text:p text:style-name="Text_20_body"><text:s text:c="4"/>- Cap. 1: El libro. <text:s/></text:p>
      <text:p text:style-name="Text_20_body"><text:s text:c="4"/>- Cap. 2: Elara y la montaña. <text:s/></text:p>
      <text:p text:style-name="Text_20_body"/>
      <text:p text:style-name="Text_20_body">- **Acto 2: La Búsqueda de Respuestas (Primeras Ideas)** <text:s/></text:p>
      <text:p text:style-name="Text_20_body"><text:s text:c="2"/>- Explora conceptos como los monstruos, la fe, el amor y la magia. <text:s/></text:p>
      <text:p text:style-name="Text_20_body"><text:s text:c="2"/>- **Capítulos:** <text:s/></text:p>
      <text:p text:style-name="Text_20_body"><text:s text:c="4"/>- Cap. 3: Monstruos. <text:s/></text:p>
      <text:p text:style-name="Text_20_body"><text:s text:c="4"/>- Cap. 4: La fe. <text:s/></text:p>
      <text:p text:style-name="Text_20_body"><text:s text:c="4"/>- Cap. 5: El amor. <text:s/></text:p>
      <text:p text:style-name="Text_20_body"><text:s text:c="4"/>- Cap. 6: La magia. <text:s/></text:p>
      <text:p text:style-name="Text_20_body"><text:s text:c="4"/>- Cap. 7: Primeras conclusiones. <text:s/></text:p>
      <text:p text:style-name="Text_20_body"/>
      <text:p text:style-name="Text_20_body">- **Acto 3: La Vida como un Sistema Inteligente (Simulación y Componentes)** <text:s/></text:p>
      <text:p text:style-name="Text_20_body"><text:s text:c="2"/>- Introduce el ADN, la reproducción, y el sistema en funcionamiento. <text:s/></text:p>
      <text:p text:style-name="Text_20_body"><text:s text:c="2"/>- **Capítulos:** <text:s/></text:p>
      <text:p text:style-name="Text_20_body"><text:s text:c="4"/>- Cap. 8: La vida. <text:s/></text:p>
      <text:p text:style-name="P1"><text:span text:style-name="T4"><text:s text:c="4"/></text:span>- Cap. <text:span text:style-name="T4">9</text:span>: Individuos como componentes. </text:p>
      <text:p text:style-name="Text_20_body"><text:soft-page-break/><text:s text:c="4"/>- Cap. <text:span text:style-name="T4">10</text:span>: El ADN. <text:s/></text:p>
      <text:p text:style-name="Text_20_body"><text:s text:c="4"/>- Cap. 1<text:span text:style-name="T4">1</text:span>: Reproducción. <text:s text:c="6"/></text:p>
      <text:p text:style-name="Text_20_body"><text:s text:c="4"/>- Cap. 12: El sistema en funcionamiento. <text:s/></text:p>
      <text:p text:style-name="Text_20_body"/>
      <text:p text:style-name="Text_20_body">- **Acto 4: Análisis (Características del Sistema)** <text:s/></text:p>
      <text:p text:style-name="Text_20_body"><text:s text:c="2"/>- Analiza la eficiencia, fiabilidad, potencia, coste y otras características del sistema. <text:s/></text:p>
      <text:p text:style-name="Text_20_body"><text:s text:c="2"/>- **Capítulos:** <text:s/></text:p>
      <text:p text:style-name="Text_20_body"><text:s text:c="4"/>- Cap. 13: Eficiencia. <text:s/></text:p>
      <text:p text:style-name="Text_20_body"><text:s text:c="4"/>- Cap. 14: Fiabilidad. <text:s/></text:p>
      <text:p text:style-name="Text_20_body"><text:s text:c="4"/>- Cap. 15: Potencia. <text:s/></text:p>
      <text:p text:style-name="Text_20_body"><text:s text:c="4"/>- Cap. 16: Coste. <text:s/></text:p>
      <text:p text:style-name="Text_20_body"><text:s text:c="4"/>- Cap. 17: Redundancia. <text:s/></text:p>
      <text:p text:style-name="Text_20_body"><text:s text:c="4"/>- Cap. 18: Poda. <text:s/></text:p>
      <text:p text:style-name="Text_20_body"/>
      <text:p text:style-name="Text_20_body">- **Acto 5: Más Allá (Lo Trascendente)** <text:s/></text:p>
      <text:p text:style-name="Text_20_body"><text:s text:c="2"/>- Reflexiona sobre la inteligencia creadora, la vida eterna, y el origen de la vida. <text:s/></text:p>
      <text:p text:style-name="Text_20_body"><text:s text:c="2"/>- **Capítulos:** <text:s/></text:p>
      <text:p text:style-name="Text_20_body"><text:s text:c="4"/>- Cap. 19: La inteligencia creadora. <text:s/></text:p>
      <text:p text:style-name="Text_20_body"><text:s text:c="4"/>- Cap. 20: El Espíritu. <text:s/></text:p>
      <text:p text:style-name="Text_20_body"><text:s text:c="4"/>- Cap. 21: La vida eterna. <text:s/></text:p>
      <text:p text:style-name="Text_20_body"><text:s text:c="4"/>- Cap. 22: El origen de la vida. <text:s/></text:p>
      <text:p text:style-name="Text_20_body"/>
      <text:p text:style-name="Text_20_body">- **Acto 6: Conclusiones** <text:s/></text:p>
      <text:p text:style-name="Text_20_body"><text:s text:c="2"/>- Cierra el viaje con reflexiones sobre la realidad, lo trascendente y la paz interior. <text:s/></text:p>
      <text:p text:style-name="Text_20_body"><text:s text:c="2"/>- **Capítulos:** <text:s/></text:p>
      <text:p text:style-name="Text_20_body"><text:s text:c="4"/>- Cap. 23: Vuelta a la realidad. <text:s/></text:p>
      <text:p text:style-name="Text_20_body"><text:s text:c="4"/>- Cap. 24: Lo trascendente. <text:s/></text:p>
      <text:p text:style-name="Text_20_body"><text:s text:c="4"/>- Cap. 25: La paz interior. <text:s/></text:p>
      <text:p text:style-name="Text_20_body"/>
      <text:p text:style-name="Text_20_body"/>
      <text:p text:style-name="Text_20_body"><text:soft-page-break/></text:p>
      <text:p text:style-name="Horizontal_20_Line"/>
      <text:p text:style-name="Text_20_body"/>
      <text:p text:style-name="Text_20_body"/>
      <text:p text:style-name="Text_20_body">### **Requisito Estructural: Estructura Interna de los Capítulos**</text:p>
      <text:p text:style-name="Text_20_body"/>
      <text:p text:style-name="Text_20_body">#### **Descripción General**</text:p>
      <text:p text:style-name="Text_20_body">Cada capítulo del libro combina narrativa fantástica y reflexiones científicas. Además, se incluye un **"cuento unitario"** que aborda el tema específico del capítulo y concluye con una **"frase mística"** que resalta la moraleja de la historia. Esta estructura está diseñada para mantener el interés del lector mientras explora temas existenciales y científicos.</text:p>
      <text:p text:style-name="Text_20_body"/>
      <text:p text:style-name="Text_20_body">---</text:p>
      <text:p text:style-name="Text_20_body"/>
      <text:p text:style-name="Text_20_body">### **Estructura General de los Capítulos**</text:p>
      <text:p text:style-name="Text_20_body"/>
      <text:p text:style-name="Text_20_body">#### **1. Hook (Apertura)**</text:p>
      <text:p text:style-name="Text_20_body"><text:s text:c="3"/>- **Propósito:** Capturar la atención del lector desde el inicio. </text:p>
      <text:p text:style-name="Text_20_body"><text:s text:c="3"/>- **Contenido:**</text:p>
      <text:p text:style-name="Text_20_body"><text:s text:c="5"/>- Resolución del **cliffhanger** del capítulo anterior, donde Elara supera un peligro mortal.</text:p>
      <text:p text:style-name="Text_20_body"><text:s text:c="5"/>- La aventura continúa con un inicio impactante o intrigante.</text:p>
      <text:p text:style-name="Text_20_body"/>
      <text:p text:style-name="Text_20_body">---</text:p>
      <text:p text:style-name="Text_20_body"/>
      <text:p text:style-name="Text_20_body">#### **2. Introducción del Tema**</text:p>
      <text:p text:style-name="Text_20_body"><text:s text:c="3"/>- **Propósito:** Presentar el escenario y el tema central del capítulo.</text:p>
      <text:p text:style-name="Text_20_body"><text:s text:c="3"/>- **Contenido:**</text:p>
      <text:p text:style-name="Text_20_body"><text:s text:c="5"/>- Descripción del entorno donde se desarrolla el capítulo (un lugar único en cada ocasión).</text:p>
      <text:p text:style-name="Text_20_body"><text:s text:c="5"/>- Introducción de la pregunta existencial o el tema a explorar.</text:p>
      <text:p text:style-name="Text_20_body"/>
      <text:p text:style-name="Text_20_body">---</text:p>
      <text:p text:style-name="Text_20_body"><text:soft-page-break/></text:p>
      <text:p text:style-name="Text_20_body">#### **3. Background**</text:p>
      <text:p text:style-name="Text_20_body"><text:s text:c="3"/>- **Propósito:** Proporcionar contexto o antecedentes relevantes.</text:p>
      <text:p text:style-name="Text_20_body"><text:s text:c="3"/>- **Contenido:**</text:p>
      <text:p text:style-name="Text_20_body"><text:s text:c="5"/>- Flashback donde Elara recuerda situaciones o eventos que enriquecen la narrativa o explican los sucesos actuales.</text:p>
      <text:p text:style-name="Text_20_body"/>
      <text:p text:style-name="Text_20_body">---</text:p>
      <text:p text:style-name="Text_20_body"/>
      <text:p text:style-name="Text_20_body">#### **4. El Anfitrión**</text:p>
      <text:p text:style-name="Text_20_body"><text:s text:c="3"/>- **Propósito:** Avanzar la trama y explorar el tema desde una perspectiva mística.</text:p>
      <text:p text:style-name="Text_20_body"><text:s text:c="3"/>- **Contenido:**</text:p>
      <text:p text:style-name="Text_20_body"><text:s text:c="5"/>- Introducción de un nuevo personaje (el anfitrión), quien conversa con Elara sobre el tema del capítulo.</text:p>
      <text:p text:style-name="Text_20_body"><text:s text:c="5"/>- El anfitrión aporta respuestas parciales o insights místicos a las preguntas de Elara.</text:p>
      <text:p text:style-name="Text_20_body"/>
      <text:p text:style-name="Text_20_body">---</text:p>
      <text:p text:style-name="Text_20_body"/>
      <text:p text:style-name="Text_20_body">#### **5. Misticismo e Integración Científica**</text:p>
      <text:p text:style-name="Text_20_body"><text:s text:c="3"/>- **Propósito:** Combinar elementos místicos y científicos para enriquecer el análisis del tema.</text:p>
      <text:p text:style-name="Text_20_body"><text:s text:c="3"/>- **Contenido:**</text:p>
      <text:p text:style-name="Text_20_body"><text:s text:c="5"/>- Uso de metáforas o elementos fantásticos que expliquen conceptos científicos de manera accesible.</text:p>
      <text:p text:style-name="Text_20_body"><text:s text:c="5"/>- Finaliza con un nuevo **cliffhanger** que mantiene el interés del lector antes del laboratorio.</text:p>
      <text:p text:style-name="Text_20_body"/>
      <text:p text:style-name="Text_20_body">---</text:p>
      <text:p text:style-name="Text_20_body"/>
      <text:p text:style-name="Text_20_body">#### **6. Laboratorio**</text:p>
      <text:p text:style-name="Text_20_body"><text:s text:c="3"/>- **Propósito:** Explorar científicamente el tema del capítulo. </text:p>
      <text:p text:style-name="Text_20_body"><text:s text:c="3"/>- **Contenido:**</text:p>
      <text:p text:style-name="Text_20_body"><text:s text:c="5"/>- Ensayo científico independiente de la narrativa de Elara.</text:p>
      <text:p text:style-name="Text_20_body"><text:soft-page-break/><text:s text:c="5"/>- Revisión de ideas científicas y explicación de conceptos que se relacionan con el tema del capítulo.</text:p>
      <text:p text:style-name="Text_20_body"/>
      <text:p text:style-name="Text_20_body">---</text:p>
      <text:p text:style-name="Text_20_body"/>
      <text:p text:style-name="Text_20_body">#### **7. Profundidad Emocional y Filosófica**</text:p>
      <text:p text:style-name="Text_20_body"><text:s text:c="3"/>- **Propósito:** Resolver el cliffhanger previo al laboratorio y aportar una conclusión mística al "cuento unitario."</text:p>
      <text:p text:style-name="Text_20_body"><text:s text:c="3"/>- **Contenido:**</text:p>
      <text:p text:style-name="Text_20_body"><text:s text:c="5"/>- Resolución del conflicto narrativo.</text:p>
      <text:p text:style-name="Text_20_body"><text:s text:c="5"/>- Reflexión emocional y filosófica sobre la lección aprendida.</text:p>
      <text:p text:style-name="Text_20_body"><text:s text:c="5"/>- Introducción de una **frase mística** que encapsula la moraleja del capítulo.</text:p>
      <text:p text:style-name="Text_20_body"><text:s text:c="5"/>- Momento de tranquilidad, la historia parece estar llegando a un final feliz.</text:p>
      <text:p text:style-name="Text_20_body"><text:s text:c="5"/>- La historia da un giro inesperado y la situacion de Elara vuelve a complicarse.</text:p>
      <text:p text:style-name="Text_20_body"/>
      <text:p text:style-name="Text_20_body">---</text:p>
      <text:p text:style-name="Text_20_body"/>
      <text:p text:style-name="Text_20_body">#### **8. Cliffhanger o Avance**</text:p>
      <text:p text:style-name="Text_20_body"><text:s text:c="3"/>- **Propósito:** Dejar al lector en suspenso para garantizar el interés en el próximo capítulo.</text:p>
      <text:p text:style-name="Text_20_body"><text:s text:c="3"/>- **Contenido:**</text:p>
      <text:p text:style-name="Text_20_body"/>
      <text:p text:style-name="Text_20_body"><text:s text:c="5"/>- Elara se pone en marcha nuevamente para continuar su viaje.</text:p>
      <text:p text:style-name="Text_20_body"><text:s text:c="5"/>- Elara enfrenta un nuevo peligro mortal aparentemente insuperable.</text:p>
      <text:p text:style-name="Text_20_body"><text:s text:c="5"/>- El capítulo concluye abruptamente, dejando al lector en expectativa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9T19:24:09.066000000</meta:creation-date>
    <dc:date>2025-06-10T17:24:09.387000000</dc:date>
    <meta:editing-duration>PT1H16M48S</meta:editing-duration>
    <meta:editing-cycles>11</meta:editing-cycles>
    <meta:generator>LibreOffice/7.3.5.2$Windows_X86_64 LibreOffice_project/184fe81b8c8c30d8b5082578aee2fed2ea847c01</meta:generator>
    <meta:document-statistic meta:table-count="0" meta:image-count="0" meta:object-count="0" meta:page-count="8" meta:paragraph-count="159" meta:word-count="1553" meta:character-count="10456" meta:non-whitespace-character-count="8547"/>
  </office:meta>
</office:document-meta>
</file>